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/>
      <table:table table:name="Pieza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tura gris oscur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antas 5 brazos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TFSI 6 vel.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tura azul metalizado</text:p>
          </table:table-cell>
          <table:table-cell office:value-type="float" office:value="450" calcext:value-type="float">
            <text:p>450</text:p>
          </table:table-cell>
        </table:table-row>
      </table:table>
      <table:table table:name="Motores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rburante</text:p>
          </table:table-cell>
          <table:table-cell office:value-type="string" calcext:value-type="string">
            <text:p>Traccion</text:p>
          </table:table-cell>
          <table:table-cell office:value-type="string" calcext:value-type="string">
            <text:p>NumeroVelocidades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Potenc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Delant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80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Llanta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ulgad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Pintura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s oscu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ul</text:p>
          </table:table-cell>
        </table:table-row>
      </table:table>
      <table:table table:name="Coch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ioBase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office:value-type="float" office:value="12580" calcext:value-type="float">
            <text:p>1258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lase A</text:p>
          </table:table-cell>
          <table:table-cell office:value-type="float" office:value="15350" calcext:value-type="float">
            <text:p>15350</text:p>
          </table:table-cell>
        </table:table-row>
      </table:table>
      <table:table table:name="PiezasCoch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Pieza</text:p>
          </table:table-cell>
          <table:table-cell table:style-name="ce1" office:value-type="string" calcext:value-type="string">
            <text:p>MarcaCoche</text:p>
          </table:table-cell>
          <table:table-cell office:value-type="string" calcext:value-type="string">
            <text:p>ModeloCo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08:22:02.6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2:28:52.445000000</meta:creation-date>
    <dc:date>2019-06-06T13:32:14.193000000</dc:date>
    <meta:editing-duration>PT6M</meta:editing-duration>
    <meta:editing-cycles>4</meta:editing-cycles>
    <meta:generator>LibreOffice/4.2.4.2$Windows_x86 LibreOffice_project/63150712c6d317d27ce2db16eb94c2f3d7b699f8</meta:generator>
    <meta:document-statistic meta:table-count="6" meta:cell-count="61" meta:object-count="0"/>
  </office:meta>
</office:document-meta>
</file>